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65959"/>
    </style:style>
    <style:style style:name="P2" style:family="paragraph" style:parent-style-name="Standard">
      <style:text-properties fo:font-weight="bold" officeooo:rsid="00065f18" officeooo:paragraph-rsid="00065f18" style:font-weight-asian="bold" style:font-weight-complex="bold"/>
    </style:style>
    <style:style style:name="P3" style:family="paragraph" style:parent-style-name="Standard">
      <style:text-properties officeooo:paragraph-rsid="00065f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95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595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Ágens: </text:span>érzékelői segítségével érzékeli a környezetét és </text:p>
      <text:p text:style-name="P1">•beavatkozói segítségével megváltoztatja azt.</text:p>
      <text:p text:style-name="P1"/>
      <text:p text:style-name="P1"><text:span text:style-name="T1">Racionális ágens: </text:span>ágens, ami helyesen cselekszik – nem cselekszik tudatosan a céljai ellen, igyekszik a legjobb alternatívát választani</text:p>
      <text:p text:style-name="P1"/>
      <text:p text:style-name="P1"><text:span text:style-name="T1">Teljesítménymérték: </text:span>mennyire sikeres/helyes az ágens működése</text:p>
      <text:p text:style-name="P1"/>
      <text:p text:style-name="P1"><text:span text:style-name="T1">Környezetek tulajdonságai</text:span><text:span text:style-name="T4">: <text:s/></text:span></text:p>
      <text:p text:style-name="P1"><text:span text:style-name="T2">teljesen megfigyelhető</text:span><text:span text:style-name="T4">: az ágens szenzorai minden pillanatban hozzáférést nyújtanak a környezet teljes állapotához o teljes környezetet érzékelő szenzor, pl. sakktábla • </text:span></text:p>
      <text:p text:style-name="P1"><text:span text:style-name="T2"/></text:p>
      <text:p text:style-name="P1"><text:span text:style-name="T2">részlegesen megfigyelhető: </text:span><text:span text:style-name="T4">az ágens szenzorai nem tudnak minden pillanatban információt szerezni a teljes környezetről o lokális szenzor, pl. porszívóágens az előző példában </text:span></text:p>
      <text:p text:style-name="P1"><text:span text:style-name="T4"/></text:p>
      <text:p text:style-name="P1"><text:span text:style-name="T4"><text:s/></text:span><text:span text:style-name="T2">determinisztikus: </text:span><text:span text:style-name="T4">ha</text:span><text:span text:style-name="T2"> </text:span><text:span text:style-name="T4">a környezet következő állapotát a jelen állapota és az ágens viselkedése egyértelműen meghatározza o determinisztikus környezetben az ágensnek nem kell a véletlennel törődnie, pl. sakk</text:span></text:p>
      <text:p text:style-name="P1"><text:span text:style-name="T4"/></text:p>
      <text:p text:style-name="P1"><text:span text:style-name="T2">sztochasztikus:</text:span><text:span text:style-name="T4"> a véletlen is szerephez jut o pl. a taxivezetés esetében a környezet sztochasztikus</text:span></text:p>
      <text:p text:style-name="P1"><text:span text:style-name="T4"/></text:p>
      <text:p text:style-name="P3"><text:span text:style-name="T2">epizódszerű: </text:span><text:span text:style-name="T4">o a következő epizód nem függ a végrehajtott cselekvéstől, pl. gyártósori robot </text:span></text:p>
      <text:p text:style-name="P3"><text:span text:style-name="T4">• </text:span><text:span text:style-name="T2">sorozatszerű: </text:span><text:span text:style-name="T4">o az aktuális döntés befolyásolhat minden továbbit, pl. taxiágens</text:span></text:p>
      <text:p text:style-name="P3"><text:span text:style-name="T4"/></text:p>
      <text:p text:style-name="P2">dinamikus:<text:span text:style-name="T3">ha a környezet megváltozhat, amíg az ágens gondolkodik</text:span></text:p>
      <text:p text:style-name="P2"/>
      <text:p text:style-name="P2">statikus<text:span text:style-name="T3">: a környezet nem változhat amíg az ágens gondolkodik.</text:span></text:p>
      <text:p text:style-name="P2"><text:span text:style-name="T3"/></text:p>
      <text:p text:style-name="P2">diszkrét:<text:span text:style-name="T3">véges számú állapot</text:span></text:p>
      <text:p text:style-name="P2"><text:span text:style-name="T3"/></text:p>
      <text:p text:style-name="P2">folytonos: <text:span text:style-name="T3">taxivezetés állapotai</text:span></text:p>
      <text:p text:style-name="P2"><text:span text:style-name="T3"/></text:p>
      <text:p text:style-name="P2">egyágens: pl. <text:span text:style-name="T3">sakk</text:span></text:p>
      <text:p text:style-name="P2"><text:span text:style-name="T3"/></text:p>
      <text:p text:style-name="P2">többágens: <text:span text:style-name="T3">keresztrejtvényfejtő ágens</text:span></text:p>
      <text:p text:style-name="P2"><text:span text:style-name="T3"/></text:p>
      <text:p text:style-name="P2">Determinisztikus: <text:span text:style-name="T3">ha ismerjük az adott állapotot és a lehetséges akciókat, akkor előre pontosan meg tudjuk határozni a következő állapotot. </text:span></text:p>
      <text:p text:style-name="P2"><text:span text:style-name="T3"/></text:p>
      <text:p text:style-name="P2"><text:span text:style-name="T3">•</text:span> Dinamikus: környezet, <text:span text:style-name="T3">amely változik az idővel, vagyis az állapot és/vagy az eredmények lehetnek idővel változóak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9:20:34.279469658</meta:creation-date>
    <dc:date>2024-05-28T09:28:33.433060704</dc:date>
    <meta:editing-duration>PT7M59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1" meta:paragraph-count="19" meta:word-count="208" meta:character-count="1645" meta:non-whitespace-character-count="1447"/>
  </office:meta>
</office:document-meta>
</file>